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a254"/>
    </style:style>
    <style:style style:name="P2" style:family="paragraph" style:parent-style-name="Standard">
      <style:text-properties officeooo:paragraph-rsid="001ad029"/>
    </style:style>
    <style:style style:name="P3" style:family="paragraph" style:parent-style-name="Text_20_body" style:list-style-name="L1"/>
    <style:style style:name="P4" style:family="paragraph" style:parent-style-name="Text_20_body">
      <style:text-properties officeooo:paragraph-rsid="0017a254"/>
    </style:style>
    <style:style style:name="P5" style:family="paragraph" style:parent-style-name="Text_20_body" style:list-style-name="L1">
      <style:paragraph-properties fo:margin-top="0cm" fo:margin-bottom="0cm" loext:contextual-spacing="false"/>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linked list is a linear data structure, in which the elements are not stored at contiguous memory locations. The elements in a linked list are linked using pointers</text:p>
      <text:p text:style-name="Standard"/>
      <text:p text:style-name="Standard">In simple words, a linked list consists of nodes where each node contains a data field and a reference(link) to the next node in the list.</text:p>
      <text:p text:style-name="Standard"/>
      <text:p text:style-name="Standard">Like arrays, Linked List is a linear data structure. Unlike arrays, linked list elements are not stored at contiguous location; the elements are linked using pointers.</text:p>
      <text:p text:style-name="Standard"/>
      <text:p text:style-name="P1"><text:span text:style-name="Strong_20_Emphasis">Why Linked List?</text:span><text:line-break/>Arrays can be used to store linear data of similar types, but arrays have following limitations.</text:p>
      <text:p text:style-name="P1"/>
      <text:p text:style-name="P1"><text:span text:style-name="Strong_20_Emphasis">1)</text:span> The size of the arrays is fixed: So we must know the upper limit on the number of elements in advance</text:p>
      <text:p text:style-name="P1"/>
      <text:p text:style-name="P4"><text:span text:style-name="Strong_20_Emphasis">2)</text:span> Inserting a new element in an array of elements is expensive, because room has to be created for the new elements and to create room existing elements have to shifted. </text:p>
      <text:p text:style-name="Text_20_body">For example, in a system if we maintain a sorted list of IDs in an array id[]. </text:p>
      <text:p text:style-name="Text_20_body">id[] = [1000, 1010, 1050, 2000, 2040]. </text:p>
      <text:p text:style-name="Text_20_body">And if we want to insert a new ID 1005, then to maintain the sorted order, we have to move all the elements after 1000 (excluding 1000).</text:p>
      <text:p text:style-name="P4"><text:span text:style-name="Strong_20_Emphasis">Advantages over arrays</text:span><text:line-break/><text:span text:style-name="Strong_20_Emphasis">1)</text:span> Dynamic size<text:line-break/><text:span text:style-name="Strong_20_Emphasis">2)</text:span> Ease of insertion/deletion</text:p>
      <text:p text:style-name="P1"><text:span text:style-name="Strong_20_Emphasis">Drawbacks:</text:span></text:p>
      <text:p text:style-name="P1"><text:span text:style-name="Strong_20_Emphasis"/></text:p>
      <text:p text:style-name="P1"><text:span text:style-name="Strong_20_Emphasis"><text:span text:style-name="T1">Extra memory space for a pointer is required with each element of the list.</text:span></text:span></text:p>
      <text:p text:style-name="P1"><text:span text:style-name="Strong_20_Emphasis"/></text:p>
      <text:p text:style-name="P1"><text:span text:style-name="Strong_20_Emphasis"><text:span text:style-name="T1">A linked list is represented by a pointer to the first node of the linked list. The first node is called head. If the linked list is empty, then value of head is NULL.<text:line-break/>Each node in a list consists of at least two parts:<text:line-break/>1) data<text:line-break/>2) Pointer (Or Reference) to the next node</text:span></text:span></text:p>
      <text:p text:style-name="P1"><text:span text:style-name="Strong_20_Emphasis"/></text:p>
      <text:p text:style-name="P1"><text:span text:style-name="Strong_20_Emphasis"/></text:p>
      <text:p text:style-name="P2"><text:span text:style-name="Strong_20_Emphasis"><text:span text:style-name="T1">Key Differences Between Array and Linked List</text:span></text:span></text:p>
      <text:p text:style-name="P2"><text:span text:style-name="Strong_20_Emphasis"><text:span text:style-name="T1">1. An array is the data structure that contains a collection of similar type data elements whereas the Linked list is considered as non-primitive data structure contains a collection of unordered linked elements known as nodes.</text:span></text:span></text:p>
      <text:p text:style-name="P2"><text:span text:style-name="Strong_20_Emphasis"><text:span text:style-name="T1">2. In the array the elements belong to indexes, i.e., if you want to get into the fourth element you have to write the variable name with its index or location within the square bracket.<text:line-break/>3. In a linked list though, you have to start from the head and work your way through until you get to the fourth element.</text:span></text:span></text:p>
      <text:p text:style-name="P2"><text:span text:style-name="Strong_20_Emphasis"><text:span text:style-name="T1">4. Accessing an element in an array is fast, while Linked list takes linear time, so it is quite a bit slower.</text:span></text:span></text:p>
      <text:p text:style-name="P2"><text:span text:style-name="Strong_20_Emphasis"><text:span text:style-name="T1">5. Operations like insertion and deletion in arrays consume a lot of time. On the other hand, the performance of these operations in Linked lists is fast.<text:line-break/></text:span></text:span><text:soft-page-break/><text:span text:style-name="Strong_20_Emphasis"><text:span text:style-name="T1">6. Arrays are of fixed size. In contrast, Linked lists are dynamic and flexible and can expand and contract its size.</text:span></text:span></text:p>
      <text:p text:style-name="P2"><text:span text:style-name="Strong_20_Emphasis"><text:span text:style-name="T1"/></text:span></text:p>
      <text:p text:style-name="P2"><text:span text:style-name="Strong_20_Emphasis"><text:span text:style-name="T1">7. In an array, memory is assigned during compile time while in a Linked list it is allocated during execution or runtime.</text:span></text:span></text:p>
      <text:p text:style-name="P2"><text:span text:style-name="Strong_20_Emphasis"><text:span text:style-name="T1"/></text:span></text:p>
      <text:p text:style-name="P2"><text:span text:style-name="Strong_20_Emphasis"><text:span text:style-name="T1">9. Elements are stored consecutively in arrays whereas it is stored randomly in Linked lists.</text:span></text:span></text:p>
      <text:p text:style-name="P2"><text:span text:style-name="Strong_20_Emphasis"><text:span text:style-name="T1"/></text:span></text:p>
      <text:p text:style-name="P2"><text:span text:style-name="Strong_20_Emphasis"><text:span text:style-name="T1">10. The requirement of memory is less due to actual data being stored within the index in the array.</text:span></text:span></text:p>
      <text:p text:style-name="P2"><text:span text:style-name="Strong_20_Emphasis"><text:span text:style-name="T1"><text:s/>As against, there is a need for more memory in Linked Lists due to storage of additional next and previous referencing elements.</text:span></text:span></text:p>
      <text:p text:style-name="P2"><text:span text:style-name="Strong_20_Emphasis"><text:span text:style-name="T1"><text:line-break/>11. In addition memory utilization is inefficient in the array. Conversely, memory utilization is efficient in the linked li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9:02:02.045148848</meta:creation-date>
    <dc:date>2019-07-09T19:32:44.301788511</dc:date>
    <meta:editing-duration>PT10M20S</meta:editing-duration>
    <meta:editing-cycles>3</meta:editing-cycles>
    <meta:generator>LibreOffice/5.1.6.2$Linux_X86_64 LibreOffice_project/10m0$Build-2</meta:generator>
    <meta:document-statistic meta:table-count="0" meta:image-count="0" meta:object-count="0" meta:page-count="2" meta:paragraph-count="23" meta:word-count="554" meta:character-count="3071" meta:non-whitespace-character-count="2535"/>
  </office:meta>
</office:document-meta>
</file>